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0b1" officeooo:paragraph-rsid="001e30b1"/>
    </style:style>
    <style:style style:name="P2" style:family="paragraph" style:parent-style-name="Standard">
      <style:text-properties officeooo:rsid="001e30b1" officeooo:paragraph-rsid="00211d75"/>
    </style:style>
    <style:style style:name="P3" style:family="paragraph" style:parent-style-name="Standard">
      <style:text-properties officeooo:rsid="001fe5f0" officeooo:paragraph-rsid="001fe5f0"/>
    </style:style>
    <style:style style:name="P4" style:family="paragraph" style:parent-style-name="Standard">
      <style:text-properties officeooo:rsid="00211d75" officeooo:paragraph-rsid="00211d75"/>
    </style:style>
    <style:style style:name="P5" style:family="paragraph" style:parent-style-name="Standard">
      <style:text-properties officeooo:rsid="00211d75" officeooo:paragraph-rsid="0021cde9"/>
    </style:style>
    <style:style style:name="P6" style:family="paragraph" style:parent-style-name="Standard">
      <style:text-properties officeooo:rsid="0021be52" officeooo:paragraph-rsid="0021be52"/>
    </style:style>
    <style:style style:name="P7" style:family="paragraph" style:parent-style-name="Standard">
      <style:text-properties officeooo:rsid="0021cde9" officeooo:paragraph-rsid="0021cde9"/>
    </style:style>
    <style:style style:name="P8" style:family="paragraph" style:parent-style-name="Standard">
      <style:text-properties officeooo:rsid="00220ad8" officeooo:paragraph-rsid="00220ad8"/>
    </style:style>
    <style:style style:name="P9" style:family="paragraph" style:parent-style-name="Standard">
      <style:text-properties fo:font-weight="bold" officeooo:rsid="001fe5f0" officeooo:paragraph-rsid="001fe5f0" style:font-weight-asian="bold" style:font-weight-complex="bold"/>
    </style:style>
    <style:style style:name="P10" style:family="paragraph" style:parent-style-name="Standard">
      <style:text-properties fo:font-weight="bold" officeooo:rsid="00211d75" officeooo:paragraph-rsid="00211d75" style:font-weight-asian="bold" style:font-weight-complex="bold"/>
    </style:style>
    <style:style style:name="P11" style:family="paragraph" style:parent-style-name="Standard">
      <style:text-properties fo:font-weight="bold" officeooo:rsid="00211d75" officeooo:paragraph-rsid="0021cde9" style:font-weight-asian="bold" style:font-weight-complex="bold"/>
    </style:style>
    <style:style style:name="P12" style:family="paragraph" style:parent-style-name="Standard">
      <style:text-properties fo:font-weight="bold" officeooo:rsid="001e30b1" officeooo:paragraph-rsid="00211d75" style:font-weight-asian="bold" style:font-weight-complex="bold"/>
    </style:style>
    <style:style style:name="P13" style:family="paragraph" style:parent-style-name="Standard">
      <style:text-properties fo:font-weight="bold" officeooo:rsid="0021be52" officeooo:paragraph-rsid="0021be52" style:font-weight-asian="bold" style:font-weight-complex="bold"/>
    </style:style>
    <style:style style:name="P14" style:family="paragraph" style:parent-style-name="Standard">
      <style:text-properties fo:font-weight="bold" officeooo:rsid="0021cde9" officeooo:paragraph-rsid="0021cde9" style:font-weight-asian="bold" style:font-weight-complex="bold"/>
    </style:style>
    <style:style style:name="P15" style:family="paragraph" style:parent-style-name="Standard">
      <style:text-properties fo:font-weight="bold" officeooo:rsid="00220ad8" officeooo:paragraph-rsid="00220ad8" style:font-weight-asian="bold" style:font-weight-complex="bold"/>
    </style:style>
    <style:style style:name="P16" style:family="paragraph" style:parent-style-name="Standard">
      <style:text-properties officeooo:rsid="0024f0b6" officeooo:paragraph-rsid="0024f0b6"/>
    </style:style>
    <style:style style:name="P17" style:family="paragraph" style:parent-style-name="Standard">
      <style:text-properties fo:font-weight="normal" officeooo:rsid="001e30b1" officeooo:paragraph-rsid="00211d75" style:font-weight-asian="normal" style:font-weight-complex="normal"/>
    </style:style>
    <style:style style:name="P18" style:family="paragraph" style:parent-style-name="Standard">
      <style:text-properties fo:font-weight="normal" officeooo:rsid="00211d75" officeooo:paragraph-rsid="00211d75" style:font-weight-asian="normal" style:font-weight-complex="normal"/>
    </style:style>
    <style:style style:name="P19" style:family="paragraph" style:parent-style-name="Standard">
      <style:text-properties fo:font-weight="normal" officeooo:rsid="002668e6" officeooo:paragraph-rsid="002668e6" style:font-weight-asian="normal" style:font-weight-complex="normal"/>
    </style:style>
    <style:style style:name="P20" style:family="paragraph" style:parent-style-name="Standard">
      <style:text-properties fo:font-style="normal" fo:font-weight="bold" officeooo:rsid="0021cde9" officeooo:paragraph-rsid="0021cde9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ize="15pt" officeooo:rsid="001e30b1" officeooo:paragraph-rsid="001e30b1" style:font-size-asian="15pt" style:font-size-complex="15pt"/>
    </style:style>
    <style:style style:name="P22" style:family="paragraph" style:parent-style-name="Standard">
      <style:text-properties fo:font-size="15pt" officeooo:rsid="0026f709" officeooo:paragraph-rsid="0026f709" style:font-size-asian="15pt" style:font-size-complex="15pt"/>
    </style:style>
    <style:style style:name="T1" style:family="text">
      <style:text-properties officeooo:rsid="001fe5f0"/>
    </style:style>
    <style:style style:name="T2" style:family="text">
      <style:text-properties officeooo:rsid="00211d75"/>
    </style:style>
    <style:style style:name="T3" style:family="text">
      <style:text-properties officeooo:rsid="0021cde9"/>
    </style:style>
    <style:style style:name="T4" style:family="text">
      <style:text-properties officeooo:rsid="0023e6f0"/>
    </style:style>
    <style:style style:name="T5" style:family="text">
      <style:text-properties officeooo:rsid="0024776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30b1" style:font-weight-asian="bold" style:font-weight-complex="bold"/>
    </style:style>
    <style:style style:name="T8" style:family="text">
      <style:text-properties officeooo:rsid="0024f0b6"/>
    </style:style>
    <style:style style:name="T9" style:family="text">
      <style:text-properties fo:font-weight="normal" officeooo:rsid="0024f0b6" style:font-weight-asian="normal" style:font-weight-complex="normal"/>
    </style:style>
    <style:style style:name="T10" style:family="text">
      <style:text-properties fo:font-weight="normal" officeooo:rsid="00250bf6" style:font-weight-asian="normal" style:font-weight-complex="normal"/>
    </style:style>
    <style:style style:name="T11" style:family="text">
      <style:text-properties officeooo:rsid="0028e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iario di bordo</text:p>
      <text:p text:style-name="P21"/>
      <text:p text:style-name="P22">Realizzazione negozio di vendita di scarpe online SNGRS</text:p>
      <text:p text:style-name="P1"/>
      <text:p text:style-name="P1"><text:span text:style-name="T6">Data di inizio:</text:span> 0<text:span text:style-name="T1">8</text:span>/10/2024</text:p>
      <text:p text:style-name="P1"><text:span text:style-name="T6">Data di fine:</text:span> <text:span text:style-name="T2">12</text:span>/11/2024</text:p>
      <text:p text:style-name="P1"/>
      <text:p text:style-name="P1"><text:span text:style-name="T6">Obiettivi principali:</text:span> lo scopo del progetto è quello di realizzare un sito che permetta l’acquisto di scarpe <text:span text:style-name="T11">Nike o Air Jordan</text:span>, <text:span text:style-name="T4">offrendo all’utente una buona esperienza di navigazione e di acquisto</text:span></text:p>
      <text:p text:style-name="P1"/>
      <text:p text:style-name="P1"><text:span text:style-name="T6">Responsabili:</text:span> Bonini Alessio, Cavalli Gabriele</text:p>
      <text:p text:style-name="P1"/>
      <text:p text:style-name="P1"/>
      <text:p text:style-name="P9">Data: 14 ottobre 2024</text:p>
      <text:p text:style-name="P3">Attività svolte: </text:p>
      <text:p text:style-name="P3"/>
      <text:p text:style-name="P3">- <text:span text:style-name="T7">Pianificazione e definizione degli Obiettivi</text:span></text:p>
      <text:p text:style-name="P3"><text:s text:c="3"/><text:span text:style-name="T5">Abbiamo definito il tema del progetto da realizzare e specificato gli obiettivi</text:span></text:p>
      <text:p text:style-name="P3"/>
      <text:p text:style-name="P3">- <text:span text:style-name="T6">Calcolo delle tempistiche per la realizzazione</text:span></text:p>
      <text:p text:style-name="P3"><text:s text:c="3"/><text:span text:style-name="T5">Stesura dei tempi necessari per poter realizzare il progetto</text:span></text:p>
      <text:p text:style-name="P3"/>
      <text:p text:style-name="P3">- <text:span text:style-name="T6">Suddivisione del lavoro tra i responsabili</text:span></text:p>
      <text:p text:style-name="P3"><text:s text:c="3"/><text:span text:style-name="T5">I responsabili di progetto si sono suddivisi differenti compiti tra di loro</text:span></text:p>
      <text:p text:style-name="P3"/>
      <text:p text:style-name="P3"><text:span text:style-name="T6">Problemi riscontrati:</text:span> <text:span text:style-name="T5">nessuno</text:span></text:p>
      <text:p text:style-name="P3"/>
      <text:p text:style-name="P1"/>
      <text:p text:style-name="P9">Data: 17 ottobre 2024</text:p>
      <text:p text:style-name="P3">Attività svolte: </text:p>
      <text:p text:style-name="P3"/>
      <text:p text:style-name="P9">- Inizio progettazione della struttura del sito</text:p>
      <text:p text:style-name="P3"/>
      <text:p text:style-name="P9">- Stesura dei primi elementi per la sezione Home</text:p>
      <text:p text:style-name="P16"><text:s text:c="3"/>Abbiamo cercato delle informazioni utili per poter creare una pagina Home di buona grafica e <text:s text:c="5"/>anche facilmente consultabile dall’utente finale</text:p>
      <text:p text:style-name="P3"/>
      <text:p text:style-name="P9">Problemi riscontrati:</text:p>
      <text:p text:style-name="P3">- Piccolo bug in una animazione</text:p>
      <text:p text:style-name="P3"><text:s text:c="2"/><text:span text:style-name="T8">Una animazione nella pagina Home dava alcuni problemi quando ci si passava sopra con il mouse</text:span></text:p>
      <text:p text:style-name="P9"/>
      <text:p text:style-name="P9">Soluzioni adottate:</text:p>
      <text:p text:style-name="P3">- Ricerca di un metodo differente e risoluzione del problema</text:p>
      <text:p text:style-name="P1"/>
      <text:p text:style-name="P1"/>
      <text:p text:style-name="P10">Data: 21 ottobre 2024</text:p>
      <text:p text:style-name="P4">Attività svolte: </text:p>
      <text:p text:style-name="P4"/>
      <text:p text:style-name="P10">- Studio della parte CSS, design grafico</text:p>
      <text:p text:style-name="P4"><text:s text:c="3"/><text:span text:style-name="T8">Inizio della progettazione non solo HTML ma anche definizione di un buon codice CSS per poter ottenere una grafica soddisfacente</text:span></text:p>
      <text:p text:style-name="P4"/>
      <text:p text:style-name="P10"><text:soft-page-break/>Problemi riscontrati: </text:p>
      <text:p text:style-name="P4">- Difficoltà in alcuni momenti nel posizionare le immagini secondo uno schema prefissato</text:p>
      <text:p text:style-name="P4"/>
      <text:p text:style-name="P10">Soluzioni adottate:</text:p>
      <text:p text:style-name="P4">- Cambiamento di alcuni elementi grafici e risoluzione del problema</text:p>
      <text:p text:style-name="P4"/>
      <text:p text:style-name="P4"/>
      <text:p text:style-name="P10">Data: 22 ottobre 2024</text:p>
      <text:p text:style-name="P4">Attività svolte:</text:p>
      <text:p text:style-name="P4"/>
      <text:p text:style-name="P12">- <text:span text:style-name="T2">Continuo attività sviluppo design grafico</text:span></text:p>
      <text:p text:style-name="P12"><text:s text:c="3"/><text:span text:style-name="T9">Continuazione dell’attività di sviluppo grafico cominciata la volta precedente</text:span></text:p>
      <text:p text:style-name="P17"/>
      <text:p text:style-name="P12">- <text:span text:style-name="T2">Ricerca di ulteriori funzionalità da inserire nel progetto</text:span></text:p>
      <text:p text:style-name="P12"><text:s text:c="3"/><text:span text:style-name="T9">Abbiamo pensato e cercato eventuali elementi o funzionalità da poter inserire all’interno del sito per arricchirlo di più</text:span></text:p>
      <text:p text:style-name="P2"/>
      <text:p text:style-name="P4"><text:span text:style-name="T6">Problemi riscontrati:</text:span> nessuno</text:p>
      <text:p text:style-name="P4"/>
      <text:p text:style-name="P4"/>
      <text:p text:style-name="P10">Data: 26 ottobre 2024</text:p>
      <text:p text:style-name="P4">Attività svolte:</text:p>
      <text:p text:style-name="P4"/>
      <text:p text:style-name="P10">- Ricerca dei prodotti da poter inserire all’interno del sito e loro caratteristiche</text:p>
      <text:p text:style-name="P10"><text:s text:c="3"/><text:span text:style-name="T9">Ricerca di un certo numero di scarpe da poter inserire nella sezione delle vendite</text:span></text:p>
      <text:p text:style-name="P18"/>
      <text:p text:style-name="P10">- <text:span text:style-name="T8">P</text:span>rogettazione delle pagine della sezione vendite</text:p>
      <text:p text:style-name="P10"><text:s text:c="3"/><text:span text:style-name="T9">Una volta trovate le scarpe necessarie, si è passati alla realizzazione della sezione per poterle vendere e la loro presentazione</text:span></text:p>
      <text:p text:style-name="P4"/>
      <text:p text:style-name="P10">Problemi riscontrati: </text:p>
      <text:p text:style-name="P4">- La barra di navigazione e la descrizione del prodotto venivano sovrapposte e modificavano la struttura della pagina</text:p>
      <text:p text:style-name="P4"/>
      <text:p text:style-name="P13">Soluzioni adottate: </text:p>
      <text:p text:style-name="P6">- <text:span text:style-name="T8">R</text:span>evisione della struttura della pagina e cambiamento lato CSS</text:p>
      <text:p text:style-name="P4"/>
      <text:p text:style-name="P4"/>
      <text:p text:style-name="P10">Data: 29 ottobre 2024</text:p>
      <text:p text:style-name="P4">Attività svolte:</text:p>
      <text:p text:style-name="P4"/>
      <text:p text:style-name="P11">- <text:span text:style-name="T3">Continuo </text:span><text:span text:style-name="T8">sviluppo pagina sezione vendite</text:span></text:p>
      <text:p text:style-name="P5"/>
      <text:p text:style-name="P7"><text:span text:style-name="T6">Problemi riscontrati:</text:span> nessuno</text:p>
      <text:p text:style-name="P7"/>
      <text:p text:style-name="P7"/>
      <text:p text:style-name="P14">Data: 2 novembre 2024</text:p>
      <text:p text:style-name="P7">Attività svolte:</text:p>
      <text:p text:style-name="P7"/>
      <text:p text:style-name="P14">- Perfezionamento interfaccia grafica pagina Home e dei prodotti</text:p>
      <text:p text:style-name="P7"/>
      <text:p text:style-name="P20">Problemi riscontrati: </text:p>
      <text:p text:style-name="P7"><text:soft-page-break/>- Alle volte i comandi non funzionavano correttamente</text:p>
      <text:p text:style-name="P7"/>
      <text:p text:style-name="P7"/>
      <text:p text:style-name="P14">Soluzioni adottate: </text:p>
      <text:p text:style-name="P7">- Revisione del codice e sistemazione del problema</text:p>
      <text:p text:style-name="P2"/>
      <text:p text:style-name="P2"/>
      <text:p text:style-name="P15">Data: 5 novembre 2024</text:p>
      <text:p text:style-name="P8">Attività svolte: </text:p>
      <text:p text:style-name="P15"/>
      <text:p text:style-name="P15">- <text:s/>Revisione di tutte le pagine contenenti gli articoli per la vendita e loro perfezionamento</text:p>
      <text:p text:style-name="P15"><text:s text:c="4"/><text:span text:style-name="T10">Una revisione di tutte le pagine contenenti gli articoli per la vendita per verificare il loro corretto funzionamento </text:span></text:p>
      <text:p text:style-name="P8"/>
      <text:p text:style-name="P8"><text:span text:style-name="T6">Problemi riscontrati:</text:span> nessuno</text:p>
      <text:p text:style-name="P8"/>
      <text:p text:style-name="P8"/>
      <text:p text:style-name="P15">Data: 7 novembre 2024</text:p>
      <text:p text:style-name="P8">Attività svolte: </text:p>
      <text:p text:style-name="P8"/>
      <text:p text:style-name="P15">- <text:s/>Unione di tutte le pagine create dai singoli responsabili del progetto e verifica del corretto funzionamento totale del sito</text:p>
      <text:p text:style-name="P19">Vengono unite tutte le pagine create dai singoli responsabili di progetto e viene verificato il corretto funzionamento dell’insieme dopo l’unione</text:p>
      <text:p text:style-name="P8"/>
      <text:p text:style-name="P8"><text:span text:style-name="T6">Problemi riscontrati:</text:span> nessuno</text:p>
      <text:p text:style-name="P8"/>
      <text:p text:style-name="P8"/>
      <text:p text:style-name="P15">Data: 8 novembre 2024</text:p>
      <text:p text:style-name="P8">Attività svolte: </text:p>
      <text:p text:style-name="P8"/>
      <text:p text:style-name="P15">- Fase di Test e Debugging per rintracciare eventuali problematiche nel sito</text:p>
      <text:p text:style-name="P8"/>
      <text:p text:style-name="P8"><text:span text:style-name="T6">Problemi riscontrati:</text:span> nessuno</text:p>
      <text:p text:style-name="P8"/>
      <text:p text:style-name="P8"/>
      <text:p text:style-name="P15">Data: 11 novembre 2024</text:p>
      <text:p text:style-name="P8">Attività svolte: </text:p>
      <text:p text:style-name="P8"/>
      <text:p text:style-name="P15">- Revisione finale del progetto per verificare il corretto funzionamento di tutte le funzionalità</text:p>
      <text:p text:style-name="P8"/>
      <text:p text:style-name="P8"><text:span text:style-name="T6">Problemi riscontrati:</text:span> nessuno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0:44:10.228000000</meta:creation-date>
    <dc:date>2024-11-11T21:14:31.646000000</dc:date>
    <meta:editing-duration>PT19M17S</meta:editing-duration>
    <meta:editing-cycles>8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79" meta:word-count="583" meta:character-count="3971" meta:non-whitespace-character-count="3414"/>
  </office:meta>
</office:document-meta>
</file>